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Table1" style:family="table">
      <style:table-properties style:width="7in" table:align="margins" style:may-break-between-rows="true" table:border-model="separating"/>
    </style:style>
    <style:style style:name="Table1.A" style:family="table-column">
      <style:table-column-properties style:column-width="4.9785in" style:rel-column-width="46607*"/>
    </style:style>
    <style:style style:name="Table1.B" style:family="table-column">
      <style:table-column-properties style:column-width="1.0111in" style:rel-column-width="9463*"/>
    </style:style>
    <style:style style:name="Table1.C" style:family="table-column">
      <style:table-column-properties style:column-width="1.0111in" style:rel-column-width="9465*"/>
    </style:style>
    <style:style style:name="Table1.A1" style:family="table-cell">
      <style:table-cell-properties fo:background-color="transparent" fo:padding="0.0201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1in" fo:border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.1in" fo:border="none" style:writing-mode="page">
        <style:background-image/>
      </style:table-cell-properties>
    </style:style>
    <style:style style:name="Table1.A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1.A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1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15" style:family="table-cell">
      <style:table-cell-properties fo:background-color="transparent" fo:padding="0.1in" fo:border-left="none" fo:border-right="none" fo:border-top="0.75pt solid #000000" fo:border-bottom="0.75pt solid #000000" style:writing-mode="page">
        <style:background-image/>
      </style:table-cell-properties>
    </style:style>
    <style:style style:name="Table1.B15" style:family="table-cell" style:data-style-name="N0">
      <style:table-cell-properties fo:background-color="transparent" fo:padding="0.1in" fo:border-left="none" fo:border-right="none" fo:border-top="0.75pt solid #000000" fo:border-bottom="0.7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1086fb" officeooo:paragraph-rsid="001086fb"/>
    </style:style>
    <style:style style:name="P2" style:family="paragraph" style:parent-style-name="Title">
      <style:text-properties officeooo:rsid="001086fb" officeooo:paragraph-rsid="001086fb"/>
    </style:style>
    <style:style style:name="P3" style:family="paragraph" style:parent-style-name="Subtitle">
      <style:text-properties officeooo:rsid="0016d045" officeooo:paragraph-rsid="0016d045"/>
    </style:style>
    <style:style style:name="P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0ceab" officeooo:paragraph-rsid="0010ce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0ceab" officeooo:paragraph-rsid="0010ce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9a60c" officeooo:paragraph-rsid="0019a6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d045" officeooo:paragraph-rsid="0016d0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d0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6674" officeooo:paragraph-rsid="001866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6674" officeooo:paragraph-rsid="001866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331a" officeooo:paragraph-rsid="001933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33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331a" officeooo:paragraph-rsid="001933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ceab" officeooo:paragraph-rsid="0010ce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>
      <loext:graphic-properties draw:fill="none" draw:fill-color="#ffffff"/>
      <style:text-properties fo:font-size="12pt"/>
    </style:style>
    <style:style style:name="T1" style:family="text">
      <style:text-properties officeooo:rsid="0016d045"/>
    </style:style>
    <style:style style:name="T2" style:family="text">
      <style:text-properties officeooo:rsid="0019a60c"/>
    </style:style>
    <style:style style:name="T3" style:family="text">
      <style:text-properties fo:font-size="12pt"/>
    </style:style>
    <style:style style:name="gr1" style:family="graphic">
      <style:graphic-properties draw:stroke="solid" svg:stroke-width="0.0201in" svg:stroke-color="#000000" draw:marker-start-width="0.1701in" draw:marker-end-width="0.1701in" draw:fill="none" draw:fill-color="#ffffff" fo:min-height="0.6898in" fo:padding-top="0.1598in" fo:padding-bottom="0.1598in" fo:padding-left="0.1598in" fo:padding-right="0.1598in" loext:decorative="false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0" draw:name="Text Frame 1" draw:style-name="gr1" draw:text-style-name="P17" svg:width="2.0094in" svg:height="1.0094in" svg:x="4.9866in" svg:y="0in"><draw:text-box><text:p><text:span text:style-name="T3">Student Name:</text:span></text:p></draw:text-box><svg:title>Student Name:</svg:title><svg:desc>Student Name:</svg:desc></draw:frame>Project <text:span text:style-name="T1">3 </text:span>Rubric</text:p>
      <text:p text:style-name="P3">Liberal Arts Mathematics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Requirement</text:p>
          </table:table-cell>
          <table:table-cell table:style-name="Table1.A1" office:value-type="string">
            <text:p text:style-name="P4">Points</text:p>
          </table:table-cell>
          <table:table-cell table:style-name="Table1.A1" office:value-type="string">
            <text:p text:style-name="P4">Earned</text:p>
          </table:table-cell>
        </table:table-row>
        <table:table-row>
          <table:table-cell table:style-name="Table1.A2" office:value-type="string">
            <text:p text:style-name="P7">Student submits project</text:p>
          </table:table-cell>
          <table:table-cell table:style-name="Table1.B2" office:value-type="float" office:value="15">
            <text:p text:style-name="P8">15</text:p>
          </table:table-cell>
          <table:table-cell table:style-name="Table1.B2">
            <text:p text:style-name="P15"/>
          </table:table-cell>
        </table:table-row>
        <table:table-row>
          <table:table-cell table:style-name="Table1.A3" office:value-type="string">
            <text:p text:style-name="P6">Expected Value</text:p>
          </table:table-cell>
          <table:table-cell table:style-name="Table1.B3">
            <text:p text:style-name="P14"/>
          </table:table-cell>
          <table:table-cell table:style-name="Table1.B3">
            <text:p text:style-name="P15"/>
          </table:table-cell>
        </table:table-row>
        <table:table-row table:style-name="Table1.4">
          <table:table-cell table:style-name="Table1.A2" office:value-type="string">
            <text:p text:style-name="P9">Student correctly computes expected value (Q1, Q3)</text:p>
          </table:table-cell>
          <table:table-cell table:style-name="Table1.A2" office:value-type="string">
            <text:p text:style-name="P10">20</text:p>
          </table:table-cell>
          <table:table-cell table:style-name="Table1.A2" office:value-type="string">
            <text:p text:style-name="P15"/>
          </table:table-cell>
        </table:table-row>
        <table:table-row table:style-name="Table1.4">
          <table:table-cell table:style-name="Table1.A2" office:value-type="string">
            <text:p text:style-name="P9">Student correctly interprets expected value (Q2, Q4)</text:p>
          </table:table-cell>
          <table:table-cell table:style-name="Table1.B2" office:value-type="float" office:value="5">
            <text:p text:style-name="P10">5</text:p>
          </table:table-cell>
          <table:table-cell table:style-name="Table1.B2">
            <text:p text:style-name="P15"/>
          </table:table-cell>
        </table:table-row>
        <table:table-row table:style-name="Table1.4">
          <table:table-cell table:style-name="Table1.A3" office:value-type="string">
            <text:p text:style-name="P6">Roulette</text:p>
          </table:table-cell>
          <table:table-cell table:style-name="Table1.B3">
            <text:p text:style-name="P14"/>
          </table:table-cell>
          <table:table-cell table:style-name="Table1.B3">
            <text:p text:style-name="P15"/>
          </table:table-cell>
        </table:table-row>
        <table:table-row table:style-name="Table1.4">
          <table:table-cell table:style-name="Table1.A2" office:value-type="string">
            <text:p text:style-name="P11">Student correctly calculates the probability of winning (Q1, Q2)</text:p>
          </table:table-cell>
          <table:table-cell table:style-name="Table1.B2" office:value-type="float" office:value="10">
            <text:p text:style-name="P13">10</text:p>
          </table:table-cell>
          <table:table-cell table:style-name="Table1.B2">
            <text:p text:style-name="P15"/>
          </table:table-cell>
        </table:table-row>
        <table:table-row table:style-name="Table1.4">
          <table:table-cell table:style-name="Table1.A2" office:value-type="string">
            <text:p text:style-name="P11">Student correctly calculates expected value (Q3)</text:p>
          </table:table-cell>
          <table:table-cell table:style-name="Table1.B2" office:value-type="float" office:value="10">
            <text:p text:style-name="P12">10</text:p>
          </table:table-cell>
          <table:table-cell table:style-name="Table1.B2">
            <text:p text:style-name="P15"/>
          </table:table-cell>
        </table:table-row>
        <table:table-row>
          <table:table-cell table:style-name="Table1.A2" office:value-type="string">
            <text:p text:style-name="P11">Student correctly interprets expected value (Q4)</text:p>
          </table:table-cell>
          <table:table-cell table:style-name="Table1.B2" office:value-type="float" office:value="5">
            <text:p text:style-name="P13">5</text:p>
          </table:table-cell>
          <table:table-cell table:style-name="Table1.B2">
            <text:p text:style-name="P15"/>
          </table:table-cell>
        </table:table-row>
        <table:table-row>
          <table:table-cell table:style-name="Table1.A2" office:value-type="string">
            <text:p text:style-name="P11">Student describes difference in probability of games due to 0 and 00</text:p>
          </table:table-cell>
          <table:table-cell table:style-name="Table1.B2" office:value-type="float" office:value="5">
            <text:p text:style-name="P13">5</text:p>
          </table:table-cell>
          <table:table-cell table:style-name="Table1.B2">
            <text:p text:style-name="P15"/>
          </table:table-cell>
        </table:table-row>
        <table:table-row>
          <table:table-cell table:style-name="Table1.A3" office:value-type="string">
            <text:p text:style-name="P6">Craps</text:p>
          </table:table-cell>
          <table:table-cell table:style-name="Table1.B3">
            <text:p text:style-name="P13"/>
          </table:table-cell>
          <table:table-cell table:style-name="Table1.B3">
            <text:p text:style-name="P15"/>
          </table:table-cell>
        </table:table-row>
        <table:table-row>
          <table:table-cell table:style-name="Table1.A2" office:value-type="string">
            <text:p text:style-name="P11">Student correctly calculates probabilities of all events (Q1, Q2, Q3)</text:p>
          </table:table-cell>
          <table:table-cell table:style-name="Table1.B2" office:value-type="float" office:value="15">
            <text:p text:style-name="P13">15</text:p>
          </table:table-cell>
          <table:table-cell table:style-name="Table1.B2">
            <text:p text:style-name="P15"/>
          </table:table-cell>
        </table:table-row>
        <table:table-row>
          <table:table-cell table:style-name="Table1.A2" office:value-type="string">
            <text:p text:style-name="P11">Student correctly calculates expected values (Q4)</text:p>
          </table:table-cell>
          <table:table-cell table:style-name="Table1.B2" office:value-type="float" office:value="10">
            <text:p text:style-name="P13">10</text:p>
          </table:table-cell>
          <table:table-cell table:style-name="Table1.B2">
            <text:p text:style-name="P15"/>
          </table:table-cell>
        </table:table-row>
        <table:table-row table:style-name="Table1.4">
          <table:table-cell table:style-name="Table1.A2" office:value-type="string">
            <text:p text:style-name="P11">Student correctly interprets expected value (Q5, Q6)</text:p>
          </table:table-cell>
          <table:table-cell table:style-name="Table1.B2">
            <text:p text:style-name="P14"/>
          </table:table-cell>
          <table:table-cell table:style-name="Table1.B2">
            <text:p text:style-name="P15"/>
          </table:table-cell>
        </table:table-row>
        <table:table-row>
          <table:table-cell table:style-name="Table1.A15" office:value-type="string">
            <text:p text:style-name="P5">Total <text:span text:style-name="T2">Points</text:span></text:p>
          </table:table-cell>
          <table:table-cell table:style-name="Table1.B15" office:value-type="float" office:value="100">
            <text:p text:style-name="P16">100</text:p>
          </table:table-cell>
          <table:table-cell table:style-name="Table1.B15">
            <text:p text:style-name="P1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style:font-name="TeXGyreTermes" fo:font-family="TeXGyreTermes" style:font-style-name="Regular" style:font-family-generic="modern" style:font-pitch="variabl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9T13:24:44.907000000</meta:creation-date>
    <meta:editing-duration>PT28M20S</meta:editing-duration>
    <meta:editing-cycles>10</meta:editing-cycles>
    <meta:generator>LibreOffice/24.2.2.2$Windows_x86 LibreOffice_project/d56cc158d8a96260b836f100ef4b4ef25d6f1a01</meta:generator>
    <dc:title>Project Rubric</dc:title>
    <dc:date>2024-04-19T14:02:31.711000000</dc:date>
    <meta:print-date>2024-04-19T14:05:05.082000000</meta:print-date>
    <meta:printed-by>PDF files</meta:printed-by>
    <meta:document-statistic meta:table-count="1" meta:image-count="0" meta:object-count="0" meta:page-count="1" meta:paragraph-count="29" meta:word-count="98" meta:character-count="643" meta:non-whitespace-character-count="574"/>
    <meta:template xlink:type="simple" xlink:actuate="onRequest" xlink:title="Project Rubric" xlink:href="file:///E:/PortableApps/LibreOfficePortable/Data/settings/user/template/Project%20Rubric.ott" meta:date="2024-04-19T13:24:44.697000000"/>
  </office:meta>
</office:document-meta>
</file>